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8in" fo:margin-left="0in" table:align="left" style:shadow="none"/>
    </style:style>
    <style:style style:name="Table1.A" style:family="table-column">
      <style:table-column-properties style:column-width="0.3132in"/>
    </style:style>
    <style:style style:name="Table1.B" style:family="table-column">
      <style:table-column-properties style:column-width="5.5597in"/>
    </style:style>
    <style:style style:name="Table1.C" style:family="table-column">
      <style:table-column-properties style:column-width="0.8208in"/>
    </style:style>
    <style:style style:name="Table1.A1" style:family="table-cell">
      <style:table-cell-properties fo:padding="0.0597in" fo:border="none"/>
    </style:style>
    <style:style style:name="P1" style:family="paragraph" style:parent-style-name="Standard">
      <style:text-properties officeooo:rsid="00136546" officeooo:paragraph-rsid="001148e6"/>
    </style:style>
    <style:style style:name="P2" style:family="paragraph" style:parent-style-name="Table_20_Contents">
      <style:text-properties fo:font-weight="bold" officeooo:rsid="00138a97" officeooo:paragraph-rsid="00138a97" style:font-weight-asian="bold" style:font-weight-complex="bold"/>
    </style:style>
    <style:style style:name="P3" style:family="paragraph" style:parent-style-name="Table_20_Contents">
      <style:text-properties fo:font-weight="bold" officeooo:rsid="00138a97" officeooo:paragraph-rsid="001ad083" style:font-weight-asian="bold" style:font-weight-complex="bold"/>
    </style:style>
    <style:style style:name="P4" style:family="paragraph" style:parent-style-name="Table_20_Contents">
      <style:text-properties fo:font-weight="bold" officeooo:rsid="00194305" officeooo:paragraph-rsid="00194305" style:font-weight-asian="bold" style:font-weight-complex="bold"/>
    </style:style>
    <style:style style:name="P5" style:family="paragraph" style:parent-style-name="Table_20_Contents">
      <style:text-properties fo:font-weight="bold" officeooo:rsid="001ad083" officeooo:paragraph-rsid="001ad083" style:font-weight-asian="bold" style:font-weight-complex="bold"/>
    </style:style>
    <style:style style:name="P6" style:family="paragraph" style:parent-style-name="Table_20_Contents">
      <style:text-properties fo:font-weight="normal" officeooo:rsid="00194305" officeooo:paragraph-rsid="001ad083" style:font-weight-asian="normal" style:font-weight-complex="normal"/>
    </style:style>
    <style:style style:name="P7" style:family="paragraph" style:parent-style-name="Table_20_Contents">
      <style:text-properties officeooo:rsid="00138a97" officeooo:paragraph-rsid="00138a97"/>
    </style:style>
    <style:style style:name="P8" style:family="paragraph" style:parent-style-name="Table_20_Contents">
      <style:text-properties officeooo:rsid="001ad083" officeooo:paragraph-rsid="001ad083"/>
    </style:style>
    <style:style style:name="P9" style:family="paragraph" style:parent-style-name="Table_20_Contents">
      <style:text-properties officeooo:rsid="001bd4f9" officeooo:paragraph-rsid="001bd4f9"/>
    </style:style>
    <style:style style:name="P10" style:family="paragraph" style:parent-style-name="Standard">
      <style:text-properties officeooo:rsid="0022263f" officeooo:paragraph-rsid="0022263f"/>
    </style:style>
    <style:style style:name="P11" style:family="paragraph" style:parent-style-name="Standard">
      <style:text-properties fo:font-size="18pt" fo:font-weight="normal" officeooo:rsid="0022263f" officeooo:paragraph-rsid="0022263f" style:font-size-asian="18pt" style:font-weight-asian="normal" style:font-size-complex="18pt" style:font-weight-complex="normal"/>
    </style:style>
    <style:style style:name="P12" style:family="paragraph" style:parent-style-name="Standard">
      <style:text-properties fo:font-size="10.5pt" fo:font-style="italic" officeooo:rsid="0022263f" officeooo:paragraph-rsid="0022263f" style:font-size-asian="10.5pt" style:font-style-asian="italic" style:font-size-complex="10.5pt" style:font-style-complex="italic"/>
    </style:style>
    <style:style style:name="P13" style:family="paragraph" style:parent-style-name="Standard">
      <style:text-properties officeooo:rsid="0022fe7a" officeooo:paragraph-rsid="0022fe7a"/>
    </style:style>
    <style:style style:name="P14" style:family="paragraph" style:parent-style-name="Table_20_Contents" style:list-style-name="L7">
      <style:text-properties fo:font-weight="normal" officeooo:rsid="00138a97" officeooo:paragraph-rsid="001f3e8e" style:font-weight-asian="normal" style:font-weight-complex="normal"/>
    </style:style>
    <style:style style:name="P15" style:family="paragraph" style:parent-style-name="Table_20_Contents">
      <style:text-properties fo:font-weight="normal" officeooo:rsid="00138a97" officeooo:paragraph-rsid="001bd4f9" style:font-weight-asian="normal" style:font-weight-complex="normal"/>
    </style:style>
    <style:style style:name="P16" style:family="paragraph" style:parent-style-name="Table_20_Contents" style:list-style-name="L4">
      <style:text-properties fo:font-weight="normal" officeooo:rsid="00194305" officeooo:paragraph-rsid="001ad083" style:font-weight-asian="normal" style:font-weight-complex="normal"/>
    </style:style>
    <style:style style:name="P17" style:family="paragraph" style:parent-style-name="Table_20_Contents" style:list-style-name="L7">
      <style:text-properties fo:font-weight="normal" officeooo:rsid="001ad083" officeooo:paragraph-rsid="001ad083" style:font-weight-asian="normal" style:font-weight-complex="normal"/>
    </style:style>
    <style:style style:name="P18" style:family="paragraph" style:parent-style-name="Table_20_Contents" style:list-style-name="L8">
      <style:text-properties fo:font-weight="normal" officeooo:rsid="001ad083" officeooo:paragraph-rsid="001ad083" style:font-weight-asian="normal" style:font-weight-complex="normal"/>
    </style:style>
    <style:style style:name="P19" style:family="paragraph" style:parent-style-name="Table_20_Contents" style:list-style-name="L10">
      <style:text-properties fo:font-weight="normal" officeooo:rsid="001bd4f9" officeooo:paragraph-rsid="001bd4f9" style:font-weight-asian="normal" style:font-weight-complex="normal"/>
    </style:style>
    <style:style style:name="P20" style:family="paragraph" style:parent-style-name="Table_20_Contents" style:list-style-name="L5">
      <style:text-properties fo:font-weight="normal" officeooo:rsid="001dc45f" officeooo:paragraph-rsid="001dc45f" style:font-weight-asian="normal" style:font-weight-complex="normal"/>
    </style:style>
    <style:style style:name="P21" style:family="paragraph" style:parent-style-name="Table_20_Contents" style:list-style-name="L12">
      <style:text-properties fo:font-weight="normal" officeooo:rsid="001f3e8e" officeooo:paragraph-rsid="001f3e8e" style:font-weight-asian="normal" style:font-weight-complex="normal"/>
    </style:style>
    <style:style style:name="P22" style:family="paragraph" style:parent-style-name="Table_20_Contents" style:list-style-name="L10">
      <style:text-properties fo:font-weight="normal" officeooo:rsid="001f3e8e" officeooo:paragraph-rsid="001f3e8e" style:font-weight-asian="normal" style:font-weight-complex="normal"/>
    </style:style>
    <style:style style:name="P23" style:family="paragraph" style:parent-style-name="Table_20_Contents" style:list-style-name="L4">
      <style:text-properties fo:font-weight="normal" officeooo:rsid="00259e22" officeooo:paragraph-rsid="00259e22" style:font-weight-asian="normal" style:font-weight-complex="normal"/>
    </style:style>
    <style:style style:name="P24" style:family="paragraph" style:parent-style-name="Table_20_Contents" style:list-style-name="L5">
      <style:text-properties fo:font-weight="normal" officeooo:rsid="00259e22" officeooo:paragraph-rsid="00259e22" style:font-weight-asian="normal" style:font-weight-complex="normal"/>
    </style:style>
    <style:style style:name="P25" style:family="paragraph" style:parent-style-name="Table_20_Contents">
      <style:text-properties fo:font-weight="bold" officeooo:rsid="001ad083" officeooo:paragraph-rsid="001bd4f9" style:font-weight-asian="bold" style:font-weight-complex="bold"/>
    </style:style>
    <style:style style:name="P26" style:family="paragraph" style:parent-style-name="Table_20_Contents">
      <style:text-properties fo:font-weight="bold" officeooo:rsid="001ad083" officeooo:paragraph-rsid="001ad083" style:font-weight-asian="bold" style:font-weight-complex="bold"/>
    </style:style>
    <style:style style:name="P27" style:family="paragraph" style:parent-style-name="Table_20_Contents">
      <style:text-properties fo:font-weight="bold" officeooo:rsid="001bd4f9" officeooo:paragraph-rsid="0020849d" style:font-weight-asian="bold" style:font-weight-complex="bold"/>
    </style:style>
    <style:style style:name="P28" style:family="paragraph" style:parent-style-name="Table_20_Contents" style:list-style-name="L6">
      <style:text-properties officeooo:rsid="00138a97" officeooo:paragraph-rsid="00138a97"/>
    </style:style>
    <style:style style:name="P29" style:family="paragraph" style:parent-style-name="Table_20_Contents" style:list-style-name="L11">
      <style:text-properties officeooo:rsid="0019e992" officeooo:paragraph-rsid="001bd4f9"/>
    </style:style>
    <style:style style:name="P30" style:family="paragraph" style:parent-style-name="Table_20_Contents" style:list-style-name="L6">
      <style:text-properties officeooo:rsid="00194305" officeooo:paragraph-rsid="00138a97"/>
    </style:style>
    <style:style style:name="P31" style:family="paragraph" style:parent-style-name="Table_20_Contents" style:list-style-name="L11">
      <style:text-properties officeooo:rsid="00143b9b" officeooo:paragraph-rsid="001bd4f9"/>
    </style:style>
    <style:style style:name="P32" style:family="paragraph" style:parent-style-name="Table_20_Contents">
      <style:text-properties officeooo:rsid="001ad083" officeooo:paragraph-rsid="001ad083"/>
    </style:style>
    <style:style style:name="P33" style:family="paragraph" style:parent-style-name="Table_20_Contents">
      <style:text-properties officeooo:rsid="001dc45f" officeooo:paragraph-rsid="001dc45f"/>
    </style:style>
    <style:style style:name="P34" style:family="paragraph" style:parent-style-name="Table_20_Contents">
      <style:text-properties fo:font-style="italic" fo:font-weight="normal" officeooo:rsid="0020849d" officeooo:paragraph-rsid="0020849d" style:font-style-asian="italic" style:font-weight-asian="normal" style:font-style-complex="italic" style:font-weight-complex="normal"/>
    </style:style>
    <style:style style:name="P35" style:family="paragraph" style:parent-style-name="Table_20_Contents">
      <style:text-properties fo:font-style="italic" officeooo:rsid="0020849d" officeooo:paragraph-rsid="0020849d" style:font-style-asian="italic" style:font-style-complex="italic"/>
    </style:style>
    <style:style style:name="T1" style:family="text">
      <style:text-properties officeooo:rsid="00143b9b"/>
    </style:style>
    <style:style style:name="T2" style:family="text">
      <style:text-properties officeooo:rsid="001ad08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849d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8a97" style:font-weight-asian="bold" style:font-weight-complex="bold"/>
    </style:style>
    <style:style style:name="T7" style:family="text">
      <style:text-properties fo:font-weight="bold" officeooo:rsid="001ad083" style:font-weight-asian="bold" style:font-weight-complex="bold"/>
    </style:style>
    <style:style style:name="T8" style:family="text">
      <style:text-properties fo:font-weight="bold" officeooo:rsid="00143b9b" style:font-weight-asian="bold" style:font-weight-complex="bold"/>
    </style:style>
    <style:style style:name="T9" style:family="text">
      <style:text-properties officeooo:rsid="001bd4f9"/>
    </style:style>
    <style:style style:name="T10" style:family="text">
      <style:text-properties officeooo:rsid="001f3e8e"/>
    </style:style>
    <style:style style:name="T11" style:family="text">
      <style:text-properties officeooo:rsid="00247207"/>
    </style:style>
    <style:style style:name="T12" style:family="text">
      <style:text-properties officeooo:rsid="00259e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pdate of thesis planning</text:p>
      <text:p text:style-name="P12">Created 10 February 2019</text:p>
      <text:p text:style-name="P10"/>
      <text:p text:style-name="P13">Steps 1 to 3 have been completed <text:span text:style-name="T11">already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4.</text:p>
          </table:table-cell>
          <table:table-cell table:style-name="Table1.A1" office:value-type="string">
            <text:p text:style-name="P6"><text:span text:style-name="T6">Migrate </text:span><text:span text:style-name="T5">mars</text:span><text:span text:style-name="T7">c</text:span><text:span text:style-name="T5">hner/dual scattering </text:span><text:span text:style-name="T6">shader code to PBRT</text:span></text:p>
            <text:list xml:id="list5225756841073285354" text:style-name="L4">
              <text:list-item>
                <text:p text:style-name="P16"><text:span text:style-name="T12">Migrate Pixar Renderman plugin to a PBRT material.</text:span></text:p>
              </text:list-item>
              <text:list-item>
                <text:p text:style-name="P23">Both are written in C++. It should be relatively painless.</text:p>
              </text:list-item>
            </text:list>
            <text:p text:style-name="P34">Expected to be finished: 3 March</text:p>
          </table:table-cell>
          <table:table-cell table:style-name="Table1.A1" office:value-type="string">
            <text:p text:style-name="P8">32 <text:span text:style-name="T9">hours</text:span></text:p>
            <text:p text:style-name="P33"/>
          </table:table-cell>
        </table:table-row>
        <table:table-row>
          <table:table-cell table:style-name="Table1.A1" office:value-type="string">
            <text:p text:style-name="P8">5.</text:p>
          </table:table-cell>
          <table:table-cell table:style-name="Table1.A1" office:value-type="string">
            <text:p text:style-name="P4"><text:span text:style-name="T2">Adjust</text:span> code to create Marschner/Dual Scattering lookup table</text:p>
            <text:list xml:id="list857049173930666004" text:style-name="L5">
              <text:list-item>
                <text:p text:style-name="P20">Adjust marschner code to make use of more efficient dual scattering method</text:p>
              </text:list-item>
              <text:list-item>
                <text:p text:style-name="P24">Link OpenVDB library in PBRT compile process.</text:p>
              </text:list-item>
              <text:list-item>
                <text:p text:style-name="P20">Create lookup tables that contains precomputed values for Marschner and Dual-Scattering algorithms.</text:p>
              </text:list-item>
              <text:list-item>
                <text:p text:style-name="P20">Fix all bugs that are still present.</text:p>
              </text:list-item>
            </text:list>
            <text:p text:style-name="P34">Expected to be finished: 21 March</text:p>
          </table:table-cell>
          <table:table-cell table:style-name="Table1.A1" office:value-type="string">
            <text:p text:style-name="P8"><text:span text:style-name="T10">36</text:span> <text:span text:style-name="T9">hours</text:span></text:p>
          </table:table-cell>
        </table:table-row>
        <table:table-row>
          <table:table-cell table:style-name="Table1.A1" office:value-type="string">
            <text:p text:style-name="P8">6.</text:p>
          </table:table-cell>
          <table:table-cell table:style-name="Table1.A1" office:value-type="string">
            <text:p text:style-name="P2"><text:span text:style-name="T2">R</text:span>ender scattering responses to file</text:p>
            <text:list xml:id="list3223413013204913273" text:style-name="L6">
              <text:list-item>
                <text:p text:style-name="P28">use visualization tool to plot results,</text:p>
              </text:list-item>
              <text:list-item>
                <text:p text:style-name="P30">investigate visualization tools (<text:span text:style-name="T10">maybe</text:span> Matlab <text:span text:style-name="T10">or something open source</text:span>)</text:p>
              </text:list-item>
            </text:list>
            <text:p text:style-name="P35">Expected to be finished: 4 April</text:p>
          </table:table-cell>
          <table:table-cell table:style-name="Table1.A1" office:value-type="string">
            <text:p text:style-name="P8">32 <text:span text:style-name="T9">hours</text:span></text:p>
          </table:table-cell>
        </table:table-row>
        <table:table-row>
          <table:table-cell table:style-name="Table1.A1" office:value-type="string">
            <text:p text:style-name="P9">7.</text:p>
          </table:table-cell>
          <table:table-cell table:style-name="Table1.A1" office:value-type="string">
            <text:p text:style-name="P3">Analyze response data</text:p>
            <text:list xml:id="list4343957305569034352" text:style-name="L7">
              <text:list-item>
                <text:p text:style-name="P14">fi<text:span text:style-name="T10">nd a </text:span>mathematical formula t<text:span text:style-name="T10">hat fits the</text:span> scattering distribution</text:p>
              </text:list-item>
              <text:list-item>
                <text:p text:style-name="P17">invert scattering distribution formula <text:span text:style-name="T10">or use rejection sampling</text:span></text:p>
              </text:list-item>
            </text:list>
            <text:list xml:id="list8256294755025248040" text:style-name="L8">
              <text:list-item>
                <text:p text:style-name="P18">Find out how to use discrete approach to finding the inverted function <text:span text:style-name="T10">(if needed)</text:span></text:p>
              </text:list-item>
            </text:list>
            <text:p text:style-name="P34">Expected to be finished: 5 May</text:p>
          </table:table-cell>
          <table:table-cell table:style-name="Table1.A1" office:value-type="string">
            <text:p text:style-name="P8"><text:span text:style-name="T9">60</text:span> <text:span text:style-name="T9">hours</text:span></text:p>
          </table:table-cell>
        </table:table-row>
        <table:table-row>
          <table:table-cell table:style-name="Table1.A1" office:value-type="string">
            <text:p text:style-name="P9">8.</text:p>
          </table:table-cell>
          <table:table-cell table:style-name="Table1.A1" office:value-type="string">
            <text:p text:style-name="P25">Code sampling strategy in PBRT</text:p>
            <text:list xml:id="list7498104069261145163" text:style-name="L12">
              <text:list-item>
                <text:p text:style-name="P21">Implement importance sampling with the inverted formula find in (7).</text:p>
              </text:list-item>
            </text:list>
            <text:p text:style-name="P34">Expected to be finished: 2 June.</text:p>
          </table:table-cell>
          <table:table-cell table:style-name="Table1.A1" office:value-type="string">
            <text:p text:style-name="P8"><text:span text:style-name="T9">6</text:span>0 <text:span text:style-name="T9">hours</text:span></text:p>
          </table:table-cell>
        </table:table-row>
        <table:table-row>
          <table:table-cell table:style-name="Table1.A1" office:value-type="string">
            <text:p text:style-name="P9">9.</text:p>
          </table:table-cell>
          <table:table-cell table:style-name="Table1.A1" office:value-type="string">
            <text:p text:style-name="P7"><text:span text:style-name="T5">Render </text:span><text:span text:style-name="T8">samples using my optimized implementation (with importance sampling)</text:span></text:p>
            <text:list xml:id="list935103155512034427" text:style-name="L10">
              <text:list-item>
                <text:p text:style-name="P19"><text:span text:style-name="T1">R</text:span>ender same scenes as in step 2.</text:p>
              </text:list-item>
              <text:list-item>
                <text:p text:style-name="P22">Create nice movies</text:p>
              </text:list-item>
            </text:list>
            <text:p text:style-name="P34">Expected to be finished 16 June.</text:p>
          </table:table-cell>
          <table:table-cell table:style-name="Table1.A1" office:value-type="string">
            <text:p text:style-name="P9">16 hours</text:p>
          </table:table-cell>
        </table:table-row>
        <table:table-row>
          <table:table-cell table:style-name="Table1.A1" office:value-type="string">
            <text:p text:style-name="P9">10.</text:p>
          </table:table-cell>
          <table:table-cell table:style-name="Table1.A1" office:value-type="string">
            <text:p text:style-name="P5">Evaluate performance of algorithm</text:p>
            <text:list xml:id="list6970914033685000722" text:style-name="L11">
              <text:list-item>
                <text:p text:style-name="P31">measure rendering time and quality (noise)</text:p>
              </text:list-item>
              <text:list-item>
                <text:p text:style-name="P29">compare versus dual scattering papers</text:p>
              </text:list-item>
              <text:list-item>
                <text:p text:style-name="P29">compare versus path tracing result</text:p>
              </text:list-item>
            </text:list>
            <text:p text:style-name="P15"><text:s text:c="2"/>→<text:span text:style-name="T1"> compare to path noise example using 1024 samples and 32 integration steps.</text:span></text:p>
            <text:p text:style-name="P34">Expected to be finished: 4 July.</text:p>
          </table:table-cell>
          <table:table-cell table:style-name="Table1.A1" office:value-type="string">
            <text:p text:style-name="P8">40 <text:span text:style-name="T9">hours</text:span></text:p>
          </table:table-cell>
        </table:table-row>
        <table:table-row>
          <table:table-cell table:style-name="Table1.A1" office:value-type="string">
            <text:p text:style-name="P9">11.</text:p>
          </table:table-cell>
          <table:table-cell table:style-name="Table1.A1" office:value-type="string">
            <text:p text:style-name="P5">Add everything in thesis</text:p>
            <text:p text:style-name="P34">Expected to be finished 28 July.</text:p>
            <text:p text:style-name="P34"/>
          </table:table-cell>
          <table:table-cell table:style-name="Table1.A1" office:value-type="string">
            <text:p text:style-name="P8"/>
            <text:p text:style-name="P8">40 <text:span text:style-name="T9">hours</text:span>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7">Total: </text:p>
            <text:p text:style-name="P27"><text:span text:style-name="T4">316</text:span><text:span text:style-name="T3"> hours (~</text:span><text:span text:style-name="T4">8</text:span><text:span text:style-name="T3"> weeks full time)</text:span></text:p>
          </table:table-cell>
          <table:table-cell table:style-name="Table1.A1" office:value-type="string">
            <text:p text:style-name="P9"/>
            <text:p text:style-name="P9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3:16:07.918587621</meta:creation-date>
    <dc:date>2019-02-10T23:14:56.517627205</dc:date>
    <meta:editing-duration>PT5H51M24S</meta:editing-duration>
    <meta:editing-cycles>11</meta:editing-cycles>
    <meta:generator>LibreOffice/5.1.6.2$Linux_X86_64 LibreOffice_project/10m0$Build-2</meta:generator>
    <meta:document-statistic meta:table-count="1" meta:image-count="0" meta:object-count="0" meta:page-count="2" meta:paragraph-count="55" meta:word-count="308" meta:character-count="1804" meta:non-whitespace-character-count="1565"/>
  </office:meta>
</office:document-meta>
</file>